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15cm" svg:height="2.415cm" svg:x="8.691cm" svg:y="6.126cm">
          <text:p text:style-name="P1">Artic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2.59cm" svg:height="2.59cm" svg:x="3.461cm" svg:y="6.026cm">
          <text:p text:style-name="P1">Pers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6.051cm" svg:y1="7.321cm" svg:x2="8.691cm" svg:y2="7.333cm" draw:start-shape="id1" draw:start-glue-point="1" draw:end-shape="id2" draw:end-glue-point="3" svg:d="m6051 7321c1980 0 660 12 2640 12">
          <text:p text:style-name="P2"><text:span text:style-name="T1">Posts/</text:span><text:span text:style-name="T1"><text:line-break/></text:span><text:span text:style-name="T1">votes</text:span></text:p>
        </draw:connector>
        <draw:custom-shape draw:style-name="gr1" draw:text-style-name="P1" xml:id="id3" draw:id="id3" draw:layer="layout" svg:width="2.515cm" svg:height="2.515cm" svg:x="8.616cm" svg:y="9.911cm">
          <text:p text:style-name="P1">T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898cm" svg:y1="8.541cm" svg:x2="9.873cm" svg:y2="9.911cm" draw:start-shape="id2" draw:start-glue-point="2" draw:end-shape="id3" svg:d="m9898 8541c0 1027-25 343-25 1370">
          <text:p/>
        </draw:connector>
        <draw:connector draw:style-name="gr2" draw:text-style-name="P2" draw:layer="layout" draw:type="curve" svg:x1="11.106cm" svg:y1="7.333cm" svg:x2="9.898cm" svg:y2="6.126cm" draw:start-shape="id2" draw:start-glue-point="1" draw:end-shape="id2" draw:end-glue-point="0" svg:d="m11106 7333c751 0 626-855 137-1345s-1345-615-1345 138">
          <text:p text:style-name="P3"><text:span text:style-name="T1"><text:s text:c="11"/></text:span><text:span text:style-name="T1">Link</text:span></text:p>
        </draw:connector>
        <draw:connector draw:style-name="gr2" draw:text-style-name="P3" draw:layer="layout" draw:type="curve" svg:x1="11.106cm" svg:y1="7.333cm" svg:x2="9.898cm" svg:y2="8.541cm" draw:start-shape="id2" draw:start-glue-point="1" draw:end-shape="id2" draw:end-glue-point="2" svg:d="m11106 7333c751 0 626 855 137 1345s-1345 614-1345-137">
          <text:p text:style-name="P4"><text:span text:style-name="T1"><text:s text:c="11"/></text:span><text:span text:style-name="T1">Comment</text:span></text:p>
        </draw:connector>
        <draw:custom-shape draw:style-name="gr1" draw:text-style-name="P1" xml:id="id4" draw:id="id4" draw:layer="layout" svg:width="2.49cm" svg:height="2.49cm" svg:x="3.536cm" svg:y="9.986cm">
          <text:p text:style-name="P1">Person</text:p>
          <text:p text:style-name="P1">Demo-</text:p>
          <text:p text:style-name="P1">graph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4.756cm" svg:y1="8.616cm" svg:x2="4.781cm" svg:y2="9.986cm" draw:start-shape="id1" draw:start-glue-point="2" draw:end-shape="id4" svg:d="m4756 8616c0 1029 25 344 25 1370">
          <text:p/>
        </draw:connector>
        <draw:custom-shape draw:style-name="gr1" draw:text-style-name="P1" xml:id="id5" draw:id="id5" draw:layer="layout" svg:width="2.39cm" svg:height="2.39cm" svg:x="3.561cm" svg:y="2.266cm">
          <text:p text:style-name="P1">About Me</text:p>
          <text:p text:style-name="P1">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4.756cm" svg:y1="6.026cm" svg:x2="4.756cm" svg:y2="4.656cm" draw:start-shape="id1" draw:start-glue-point="0" draw:end-shape="id5" draw:end-glue-point="2" svg:d="m4756 6026v-13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22:38:08</meta:creation-date>
    <dc:date>2012-12-06T08:28:03</dc:date>
    <meta:editing-duration>PT9H34M44S</meta:editing-duration>
    <meta:editing-cycles>1</meta:editing-cycles>
    <meta:document-statistic meta:object-count="11"/>
    <meta:generator>LibreOffice/3.6$Linux_x86 LibreOffice_project/360m1$Build-2</meta:generator>
  </office:meta>
</office:document-meta>
</file>